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META-INF/documentsignatures.xml"/>
  <manifest:file-entry manifest:media-type="" manifest:full-path="META-INF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04T16:38:49</meta:creation-date>
    <meta:document-statistic meta:table-count="0" meta:image-count="0" meta:object-count="0" meta:page-count="1" meta:paragraph-count="1" meta:word-count="1" meta:character-count="4"/>
    <dc:date>2009-05-04T16:39:04</dc:date>
    <meta:editing-duration>PT00H00M17S</meta:editing-duration>
    <meta:editing-cycles>1</meta:editing-cycles>
    <meta:generator>OpenOffice.org/3.0$Linux OpenOffice.org_project/300m15$Build-9379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da00e200a4009d00b0005b004f00ee009c00cb0069004000fe000e00890084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L8Eod/cq6N9xNGe7NPlj8FmJ/J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qEvTyMsTuh8/D2ViaiYOknCa+1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SNwpaZeL5jWNhbij+gKeDsLf9bc=</DigestValue>
      </Reference>
      <Reference URI="Thumbnails/thumbnail.png">
        <DigestMethod Algorithm="http://www.w3.org/2000/09/xmldsig#sha1"/>
        <DigestValue>km1+cUjvx78uQAwCYE/X1Et8r1s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yyMLbwgyD5X/vhhbnSAC5k4QJJc=</DigestValue>
      </Reference>
      <Reference URI="#ID_008000e300e900d6004600b10045008700b8008d0096008100a300e900e3001c">
        <DigestMethod Algorithm="http://www.w3.org/2000/09/xmldsig#sha1"/>
        <DigestValue>XeQtuVD1V34kRS2gL9xCx8bTqso=</DigestValue>
      </Reference>
    </SignedInfo>
    <SignatureValue>TeLsXnmp7WVpwu460UiyP2IZot6H4MK4Tjbr8eqMYjZ5a6MvJT7zb/gEElS6KN3h
IUHBXGVH60jmwLMrjiXdxQBNlttfUF0JMUjH2s6D5tkoyrtWLTIicl1gHZvnEkZJ
sfmdbMoLbaedNAoRLDmWE6CXoAqnRgEoS7ORqWhMyjQ=</SignatureValue>
    <KeyInfo>
      <X509Data>
        <X509IssuerSerial>
          <X509IssuerName>C=ES,O=Generalitat Valenciana,OU=PKIGVA,CN=ACCV-CA2</X509IssuerName>
          <X509SerialNumber>1193411583930183913</X509SerialNumber>
        </X509IssuerSerial>
        <X509Certificate>MIIGJTCCBQ2gAwIBAgIIEI/Zgzr+sOkwDQYJKoZIhvcNAQEFBQAwUjERMA8GA1UEAxMIQUNDVi1DQTIxDzANBgNVBAsTBlBLSUdWQTEfMB0GA1UEChMWR2VuZXJhbGl0YXQgVmFsZW5jaWFuYTELMAkGA1UEBhMCRVMwHhcNMDgwNDA4MDkzODUzWhcNMTEwNDA4MDk0ODUzWjCBtzExMC8GA1UEAxMoUklDQVJETyBCT1JJTExPIERPTUVORUNIIC0gTklGOjUyOTQ1ODEzQzESMBAGA1UEBRMJNTI5NDU4MTNDMRAwDgYDVQQqEwdSSUNBUkRPMRkwFwYDVQQEExBCT1JJTExPIERPTUVORUNIMRMwEQYDVQQLEwpDaXVkYWRhbm9zMR8wHQYDVQQKExZHZW5lcmFsaXRhdCBWYWxlbmNpYW5hMQswCQYDVQQGEwJFUzCBnzANBgkqhkiG9w0BAQEFAAOBjQAwgYkCgYEAjNXNAbbxoXbmr+tqkeY1NwaYJWz4I7wXlisUppKV1EAJS8wgF2jxeJ2wmZxCNuRtJCRwX+9ybUKwdDLky/bKe6vkIqwgV8RuZ9Z1CuHUfijc60qquxydVum9lzOuZnEdonovQnMxeRCobFaVoimrnjWQlYcV+8RPtYoYy+8COIECAwEAAaOCAxswggMXMAwGA1UdEwEB/wQCMAAwDgYDVR0PAQH/BAQDAgQwMB0GA1UdJQQWMBQGCCsGAQUFBwMCBggrBgEFBQcDBDAdBgNVHQ4EFgQUyd21kpBGGViq8cJh3tlQnicoUjwwHwYDVR0jBBgwFoAUs3jtBaV5QTrC9MBSKP9jQz+/44EwZwYDVR0RBGAwXoEZcmljYXJkby5ib3JpbGxvQHNpLnVqaS5lc6RBMD8xIjAgBgNVBAMMGVJpY2FyZG98Qm9yaWxsb3xEb23DqW5lY2gxGTAXBgoJkiaJk/IsZAEBEwk1Mjk0NTgxM0MwggG8BgNVHSAEggGzMIIBrzCCAasGCysGAQQBv1UDBwQAMIIBmjCCAWQGCCsGAQUFBwICMIIBVh6CAVIAQwBlAHIAdABpAGYAaQBjAGEAZABvACAAcgBlAGMAbwBuAG8AYwBpAGQAbwAgAHAAYQByAGEAIABDAGkAdQBkAGEAZABhAG4AbwAgAGUAeABwAGUAZABpAGQAbwAgAHAAbwByACAAbABhACAAQQB1AHQAbwByAGkAdABhAHQAIABkAGUAIABDAGUAcgB0AGkAZgBpAGMAYQBjAGkA8wAgAGQAZQAgAGwAYQAgAEMAbwBtAHUAbgBpAHQAYQB0ACAAVgBhAGwAZQBuAGMAaQBhAG4AYQAgACgAUABsAC4AIABNAGEAbgBpAHMAZQBzACAAMQAuACAAQwBJAEYAIABTADQANgAxADEAMAAwADEAQQApAC4AIABDAFAAUwAgAHkAIABDAFAAIABlAG4AIABoAHQAdABwADoALwAvAHcAdwB3AC4AYQBjAGMAdgAuAGUAczAwBggrBgEFBQcCARYkaHR0cDovL3d3dy5hY2N2LmVzL2xlZ2lzbGFjaW9uX2MuaHRtMDsGA1UdHwQ0MDIwMKAuoCyGKmh0dHA6Ly93d3cuYWNjdi5lcy9nZXN0Y2VydC9jaXVkYWRhbm9zLmNybDAyBggrBgEFBQcBAQQmMCQwIgYIKwYBBQUHMAGGFmh0dHA6Ly9vY3NwLnBraS5ndmEuZXMwDQYJKoZIhvcNAQEFBQADggEBAGHmC34vY46JhxzP0pz99ZL4tdHd+/1UY19Efn6ZzRok06HO3VXNViNAEjPp24wQ9I3X+jRNaojmZsW+e6fgHL3tPvaXMJdYWV3nuqro6/N4lKpbYa5slWwk7fdlW+xDgkYXkCvmuHQd03o1JdFuGSoQ29f98k8W/cocHqdIfeBtZh1CfirVYoN9i/y//B1SQ3/7P0VOEfILkbvLNXmryyQ75zxalLQ//BwxYIZpfjtb9h4mJLOZw9hdoeyEdDVnuLMOb5+pc5A+kOp+XDFWkQWdbHpIe9o+8hpKn4c6pfSl2ClLcsUY8R+Ts0sz08SEehtmAW651xWBILs4Ors5kw4=</X509Certificate>
        <X509Certificate>MIIGJTCCBQ2gAwIBAgIIEI/Zgzr+sOkwDQYJKoZIhvcNAQEFBQAwUjERMA8GA1UE
AxMIQUNDVi1DQTIxDzANBgNVBAsTBlBLSUdWQTEfMB0GA1UEChMWR2VuZXJhbGl0
YXQgVmFsZW5jaWFuYTELMAkGA1UEBhMCRVMwHhcNMDgwNDA4MDkzODUzWhcNMTEw
NDA4MDk0ODUzWjCBtzExMC8GA1UEAxMoUklDQVJETyBCT1JJTExPIERPTUVORUNI
IC0gTklGOjUyOTQ1ODEzQzESMBAGA1UEBRMJNTI5NDU4MTNDMRAwDgYDVQQqEwdS
SUNBUkRPMRkwFwYDVQQEExBCT1JJTExPIERPTUVORUNIMRMwEQYDVQQLEwpDaXVk
YWRhbm9zMR8wHQYDVQQKExZHZW5lcmFsaXRhdCBWYWxlbmNpYW5hMQswCQYDVQQG
EwJFUzCBnzANBgkqhkiG9w0BAQEFAAOBjQAwgYkCgYEAjNXNAbbxoXbmr+tqkeY1
NwaYJWz4I7wXlisUppKV1EAJS8wgF2jxeJ2wmZxCNuRtJCRwX+9ybUKwdDLky/bK
e6vkIqwgV8RuZ9Z1CuHUfijc60qquxydVum9lzOuZnEdonovQnMxeRCobFaVoimr
njWQlYcV+8RPtYoYy+8COIECAwEAAaOCAxswggMXMAwGA1UdEwEB/wQCMAAwDgYD
VR0PAQH/BAQDAgQwMB0GA1UdJQQWMBQGCCsGAQUFBwMCBggrBgEFBQcDBDAdBgNV
HQ4EFgQUyd21kpBGGViq8cJh3tlQnicoUjwwHwYDVR0jBBgwFoAUs3jtBaV5QTrC
9MBSKP9jQz+/44EwZwYDVR0RBGAwXoEZcmljYXJkby5ib3JpbGxvQHNpLnVqaS5l
c6RBMD8xIjAgBgNVBAMMGVJpY2FyZG98Qm9yaWxsb3xEb23DqW5lY2gxGTAXBgoJ
kiaJk/IsZAEBEwk1Mjk0NTgxM0MwggG8BgNVHSAEggGzMIIBrzCCAasGCysGAQQB
v1UDBwQAMIIBmjCCAWQGCCsGAQUFBwICMIIBVh6CAVIAQwBlAHIAdABpAGYAaQBj
AGEAZABvACAAcgBlAGMAbwBuAG8AYwBpAGQAbwAgAHAAYQByAGEAIABDAGkAdQBk
AGEAZABhAG4AbwAgAGUAeABwAGUAZABpAGQAbwAgAHAAbwByACAAbABhACAAQQB1
AHQAbwByAGkAdABhAHQAIABkAGUAIABDAGUAcgB0AGkAZgBpAGMAYQBjAGkA8wAg
AGQAZQAgAGwAYQAgAEMAbwBtAHUAbgBpAHQAYQB0ACAAVgBhAGwAZQBuAGMAaQBh
AG4AYQAgACgAUABsAC4AIABNAGEAbgBpAHMAZQBzACAAMQAuACAAQwBJAEYAIABT
ADQANgAxADEAMAAwADEAQQApAC4AIABDAFAAUwAgAHkAIABDAFAAIABlAG4AIABo
AHQAdABwADoALwAvAHcAdwB3AC4AYQBjAGMAdgAuAGUAczAwBggrBgEFBQcCARYk
aHR0cDovL3d3dy5hY2N2LmVzL2xlZ2lzbGFjaW9uX2MuaHRtMDsGA1UdHwQ0MDIw
MKAuoCyGKmh0dHA6Ly93d3cuYWNjdi5lcy9nZXN0Y2VydC9jaXVkYWRhbm9zLmNy
bDAyBggrBgEFBQcBAQQmMCQwIgYIKwYBBQUHMAGGFmh0dHA6Ly9vY3NwLnBraS5n
dmEuZXMwDQYJKoZIhvcNAQEFBQADggEBAGHmC34vY46JhxzP0pz99ZL4tdHd+/1U
Y19Efn6ZzRok06HO3VXNViNAEjPp24wQ9I3X+jRNaojmZsW+e6fgHL3tPvaXMJdY
WV3nuqro6/N4lKpbYa5slWwk7fdlW+xDgkYXkCvmuHQd03o1JdFuGSoQ29f98k8W
/cocHqdIfeBtZh1CfirVYoN9i/y//B1SQ3/7P0VOEfILkbvLNXmryyQ75zxalLQ/
/BwxYIZpfjtb9h4mJLOZw9hdoeyEdDVnuLMOb5+pc5A+kOp+XDFWkQWdbHpIe9o+
8hpKn4c6pfSl2ClLcsUY8R+Ts0sz08SEehtmAW651xWBILs4Ors5kw4=</X509Certificate>
        <X509Certificate>MIIGJTCCBQ2gAwIBAgIIEI/Zgzr+sOkwDQYJKoZIhvcNAQEFBQAwUjERMA8GA1UE
AxMIQUNDVi1DQTIxDzANBgNVBAsTBlBLSUdWQTEfMB0GA1UEChMWR2VuZXJhbGl0
YXQgVmFsZW5jaWFuYTELMAkGA1UEBhMCRVMwHhcNMDgwNDA4MDkzODUzWhcNMTEw
NDA4MDk0ODUzWjCBtzExMC8GA1UEAxMoUklDQVJETyBCT1JJTExPIERPTUVORUNI
IC0gTklGOjUyOTQ1ODEzQzESMBAGA1UEBRMJNTI5NDU4MTNDMRAwDgYDVQQqEwdS
SUNBUkRPMRkwFwYDVQQEExBCT1JJTExPIERPTUVORUNIMRMwEQYDVQQLEwpDaXVk
YWRhbm9zMR8wHQYDVQQKExZHZW5lcmFsaXRhdCBWYWxlbmNpYW5hMQswCQYDVQQG
EwJFUzCBnzANBgkqhkiG9w0BAQEFAAOBjQAwgYkCgYEAjNXNAbbxoXbmr+tqkeY1
NwaYJWz4I7wXlisUppKV1EAJS8wgF2jxeJ2wmZxCNuRtJCRwX+9ybUKwdDLky/bK
e6vkIqwgV8RuZ9Z1CuHUfijc60qquxydVum9lzOuZnEdonovQnMxeRCobFaVoimr
njWQlYcV+8RPtYoYy+8COIECAwEAAaOCAxswggMXMAwGA1UdEwEB/wQCMAAwDgYD
VR0PAQH/BAQDAgQwMB0GA1UdJQQWMBQGCCsGAQUFBwMCBggrBgEFBQcDBDAdBgNV
HQ4EFgQUyd21kpBGGViq8cJh3tlQnicoUjwwHwYDVR0jBBgwFoAUs3jtBaV5QTrC
9MBSKP9jQz+/44EwZwYDVR0RBGAwXoEZcmljYXJkby5ib3JpbGxvQHNpLnVqaS5l
c6RBMD8xIjAgBgNVBAMMGVJpY2FyZG98Qm9yaWxsb3xEb23DqW5lY2gxGTAXBgoJ
kiaJk/IsZAEBEwk1Mjk0NTgxM0MwggG8BgNVHSAEggGzMIIBrzCCAasGCysGAQQB
v1UDBwQAMIIBmjCCAWQGCCsGAQUFBwICMIIBVh6CAVIAQwBlAHIAdABpAGYAaQBj
AGEAZABvACAAcgBlAGMAbwBuAG8AYwBpAGQAbwAgAHAAYQByAGEAIABDAGkAdQBk
AGEAZABhAG4AbwAgAGUAeABwAGUAZABpAGQAbwAgAHAAbwByACAAbABhACAAQQB1
AHQAbwByAGkAdABhAHQAIABkAGUAIABDAGUAcgB0AGkAZgBpAGMAYQBjAGkA8wAg
AGQAZQAgAGwAYQAgAEMAbwBtAHUAbgBpAHQAYQB0ACAAVgBhAGwAZQBuAGMAaQBh
AG4AYQAgACgAUABsAC4AIABNAGEAbgBpAHMAZQBzACAAMQAuACAAQwBJAEYAIABT
ADQANgAxADEAMAAwADEAQQApAC4AIABDAFAAUwAgAHkAIABDAFAAIABlAG4AIABo
AHQAdABwADoALwAvAHcAdwB3AC4AYQBjAGMAdgAuAGUAczAwBggrBgEFBQcCARYk
aHR0cDovL3d3dy5hY2N2LmVzL2xlZ2lzbGFjaW9uX2MuaHRtMDsGA1UdHwQ0MDIw
MKAuoCyGKmh0dHA6Ly93d3cuYWNjdi5lcy9nZXN0Y2VydC9jaXVkYWRhbm9zLmNy
bDAyBggrBgEFBQcBAQQmMCQwIgYIKwYBBQUHMAGGFmh0dHA6Ly9vY3NwLnBraS5n
dmEuZXMwDQYJKoZIhvcNAQEFBQADggEBAGHmC34vY46JhxzP0pz99ZL4tdHd+/1U
Y19Efn6ZzRok06HO3VXNViNAEjPp24wQ9I3X+jRNaojmZsW+e6fgHL3tPvaXMJdY
WV3nuqro6/N4lKpbYa5slWwk7fdlW+xDgkYXkCvmuHQd03o1JdFuGSoQ29f98k8W
/cocHqdIfeBtZh1CfirVYoN9i/y//B1SQ3/7P0VOEfILkbvLNXmryyQ75zxalLQ/
/BwxYIZpfjtb9h4mJLOZw9hdoeyEdDVnuLMOb5+pc5A+kOp+XDFWkQWdbHpIe9o+
8hpKn4c6pfSl2ClLcsUY8R+Ts0sz08SEehtmAW651xWBILs4Ors5kw4=</X509Certificate>
      </X509Data>
    </KeyInfo>
    <Object>
      <SignatureProperties>
        <SignatureProperty Id="ID_008000e300e900d6004600b10045008700b8008d0096008100a300e900e3001c" Target="#ID_00da00e200a4009d00b0005b004f00ee009c00cb0069004000fe000e00890084">
          <dc:date xmlns:dc="http://purl.org/dc/elements/1.1/">2009-05-04T16:39:28</dc:date>
        </SignatureProperty>
      </SignatureProperties>
    </Object>
  </Signature>
</document-signatures>
</file>